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Bold" style:font-family-generic="swiss" style:font-pitch="variable"/>
    <style:font-face style:name="Tahoma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style:font-name="Courier New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CH Forecast Validator Installation Guide</text:h>
      <text:p text:style-name="Standard"/>
      <text:list xml:id="list27383805" text:style-name="L1">
        <text:list-item>
          <text:p text:style-name="P1">Install MySQL. </text:p>
        </text:list-item>
        <text:list-item>
          <text:p text:style-name="P1">Run database script the creates the database. You can run the script using this command:<text:line-break/><text:span text:style-name="T1">mysql -uroot -p[password] &lt; localhost.sql </text:span></text:p>
        </text:list-item>
        <text:list-item>
          <text:p text:style-name="P1">Login to mysql command window and create a user account to access the table. Here is an example script:<text:line-break/><text:span text:style-name="T1">CREATE USER forecastUser IDENTIFIED BY 'password';<text:line-break/>GRANT SELECT, INSERT, DELETE, UPDATE, LOCK TABLES, EXECUTE ON open_fv.* TO 'forecastUser'@'%';</text:span></text:p>
        </text:list-item>
        <text:list-item>
          <text:p text:style-name="P1">Edit dbpool.properties file indicate the correct username and password. </text:p>
        </text:list-item>
        <text:list-item>
          <text:p text:style-name="P1">Rename the fv.war to fv.zip, copy the dbpool.properties, open fv.zip and navigate to the /WEB-INF/classes folder and paste/replace the dbpool.properties file. Navigate back out of zip file and rename back to war. </text:p>
        </text:list-item>
        <text:list-item>
          <text:p text:style-name="P1">Install Java SDK.</text:p>
        </text:list-item>
        <text:list-item>
          <text:p text:style-name="P1">Install Tomcat 6 or higher.</text:p>
        </text:list-item>
        <text:list-item>
          <text:p text:style-name="P1">Copy the war to the tomcat webapps directory.</text:p>
        </text:list-item>
        <text:list-item>
          <text:p text:style-name="P1">Start Tomcat</text:p>
        </text:list-item>
        <text:list-item>
          <text:p text:style-name="P1">Application should be available here: http:\\localhost:8080\fv\fv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Bold" style:font-family-generic="swiss" style:font-pitch="variable"/>
    <style:font-face style:name="Tahoma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hom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ahoma1" fo:font-size="1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ahoma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ahoma1" fo:font-size="12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1T07:25:32.23</meta:creation-date>
    <dc:title>Tahoma</dc:title>
    <meta:editing-duration>PT12M21S</meta:editing-duration>
    <meta:editing-cycles>3</meta:editing-cycles>
    <meta:generator>OpenOffice.org/3.3$Win32 OpenOffice.org_project/330m20$Build-9567</meta:generator>
    <meta:initial-creator>Nathan Bunker</meta:initial-creator>
    <dc:date>2011-12-01T07:37:52.48</dc:date>
    <dc:creator>Nathan Bunker</dc:creator>
    <meta:document-statistic meta:table-count="0" meta:image-count="0" meta:object-count="0" meta:page-count="1" meta:paragraph-count="11" meta:word-count="139" meta:character-count="909"/>
    <meta:template xlink:type="simple" xlink:actuate="onRequest" xlink:title="Tahoma" xlink:href="../../../../../../../Documents%20and%20Settings/nathan/Application%20Data/OpenOffice.org/3/user/template/Tahoma.ott" meta:date="2011-12-01T07:25:31.43"/>
  </office:meta>
</office:document-meta>
</file>